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6.3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draw:frame presentation:style-name="pr1" draw:layer="layout" svg:width="25.199cm" svg:height="6.35cm" svg:x="0.836cm" svg:y="6.35cm" presentation:class="title" presentation:user-transformed="true">
          <draw:text-box>
            <text:p>Clustering from an Admin<text:line-break/>Perspective<text:line-break/></text:p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draw:id="id2">
        <draw:frame presentation:style-name="pr3" draw:layer="layout" svg:width="25.199cm" svg:height="3.256cm" svg:x="1.4cm" svg:y="0.962cm" presentation:class="title">
          <draw:text-box>
            <text:p>Some Featur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aking Node Agent Optional</text:p>
                <text:list>
                  <text:list-item>
                    <text:p>We have to rely on sshd on remote machines</text:p>
                  </text:list-item>
                  <text:list-item>
                    <text:p><text:span text:style-name="T1">DAS needs to have ssh client code</text:span></text:p>
                  </text:list-item>
                </text:list>
              </text:list-item>
              <text:list-item>
                <text:p><text:span text:style-name="T1">Synchronization happens over HTTP/S (Grizzly)</text:span></text:p>
              </text:list-item>
              <text:list-item>
                <text:p><text:span text:style-name="T1">Removal of RMI Traffic</text:span></text:p>
              </text:list-item>
              <text:list-item>
                <text:p><text:span text:style-name="T1">New Commands are Proposed</text:span></text:p>
              </text:list-item>
              <text:list-item>
                <text:p><text:span text:style-name="T1">Referential Model Remains</text:span></text:p>
              </text:list-item>
              <text:list-item>
                <text:p><text:span text:style-name="T1">Profiles?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draw:id="id3">
        <draw:frame presentation:style-name="pr3" draw:layer="layout" svg:width="25.199cm" svg:height="3.256cm" svg:x="1.4cm" svg:y="0.962cm" presentation:class="title">
          <draw:text-box>
            <text:p>Node Agent is Optiona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Reasons</text:p>
                <text:list>
                  <text:list-item>
                    <text:p>It is perceived an overhead, Ericsson folks kill NA</text:p>
                  </text:list-item>
                  <text:list-item>
                    <text:p>Sshd has been there. Hudson uses it, why not us?</text:p>
                  </text:list-item>
                </text:list>
              </text:list-item>
              <text:list-item>
                <text:p>Server saves the DAS co-ordinates</text:p>
              </text:list-item>
            </text:list>
          </draw:text-box>
        </draw:frame>
        <anim:par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draw:id="id4">
        <draw:frame presentation:style-name="pr3" draw:layer="layout" svg:width="25.199cm" svg:height="3.256cm" svg:x="1.4cm" svg:y="0.962cm" presentation:class="title" presentation:user-transformed="true">
          <draw:text-box>
            <text:p>Synchronization – 1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missed simple optimizations in V2</text:p>
              </text:list-item>
              <text:list-item>
                <text:p>Every Server has an admin listener (HTTPS)</text:p>
              </text:list-item>
              <text:list-item>
                <text:p>Based on Modtimes of files/folders</text:p>
              </text:list-item>
              <text:list-item>
                <text:p>Config folder is ALWAYS synced</text:p>
                <text:list>
                  <text:list-item>
                    <text:p>Each config file is synced on a file-basis</text:p>
                  </text:list-item>
                </text:list>
              </text:list-item>
              <text:list-item>
                <text:p>Applications are synced on a folder basis</text:p>
              </text:list-item>
              <text:list-item>
                <text:p>Symlinks/Dir-Deployed Apps aren't synced</text:p>
              </text:list-item>
              <text:list-item>
                <text:p>Application archive is retained</text:p>
              </text:list-item>
            </text:list>
          </draw:text-box>
        </draw:frame>
        <anim:par presentation:node-type="timing-root">
          <anim:par smil:begin="id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draw:id="id5">
        <draw:frame presentation:style-name="pr3" draw:layer="layout" svg:width="25.199cm" svg:height="3.256cm" svg:x="1.4cm" svg:y="0.962cm" presentation:class="title">
          <draw:text-box>
            <text:p>Synchronization – 2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Generated Contents are NOT synced</text:p>
                <text:list>
                  <text:list-item>
                    <text:p>Should we or should we not?</text:p>
                  </text:list-item>
                </text:list>
              </text:list-item>
              <text:list-item>
                <text:p>Libraries/docroot contents are requested similarly</text:p>
              </text:list-item>
              <text:list-item>
                <text:p>Decide between two approaches</text:p>
                <text:list>
                  <text:list-item>
                    <text:p>DAS does the calculation of payload that instance needs</text:p>
                    <text:list>
                      <text:list-item>
                        <text:p>DAS is the “Master”</text:p>
                      </text:list-item>
                    </text:list>
                  </text:list-item>
                  <text:list-item>
                    <text:p>Instance asks specifically for “things” it needs</text:p>
                    <text:list>
                      <text:list-item>
                        <text:p>“Load” gets distributed, but is it worth it?</text:p>
                      </text:list-item>
                    </text:list>
                  </text:list-item>
                </text:list>
              </text:list-item>
              <text:list-item>
                <text:p>Do we want to extend the scope of sync process?</text:p>
              </text:list-item>
            </text:list>
          </draw:text-box>
        </draw:fram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draw:id="id6">
        <draw:frame presentation:style-name="pr3" draw:layer="layout" svg:width="25.199cm" svg:height="3.256cm" svg:x="1.4cm" svg:y="0.962cm" presentation:class="title">
          <draw:text-box>
            <text:p>New Command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ocal Asadmin commands</text:p>
                <text:list>
                  <text:list-item>
                    <text:p>Create-server</text:p>
                  </text:list-item>
                  <text:list-item>
                    <text:p>Start-server</text:p>
                  </text:list-item>
                  <text:list-item>
                    <text:p>Delete-server</text:p>
                  </text:list-item>
                  <text:list-item>
                    <text:p>stop-server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11T13:28:00</meta:creation-date>
    <meta:editing-duration>PT96H31M00S</meta:editing-duration>
    <meta:editing-cycles>29</meta:editing-cycles>
    <dc:date>2010-02-15T13:58:35</dc:date>
    <meta:generator>OpenOffice.org/3.0$Unix OpenOffice.org_project/300m15$Build-9379</meta:generator>
    <meta:document-statistic meta:object-count="44"/>
  </office:meta>
</office:document-meta>
</file>